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56f6" officeooo:paragraph-rsid="001456f6" style:font-weight-asian="bold" style:font-weight-complex="bold"/>
    </style:style>
    <style:style style:name="P2" style:family="paragraph" style:parent-style-name="Standard">
      <style:paragraph-properties fo:text-align="start" style:justify-single-word="false"/>
      <style:text-properties fo:font-weight="bold" officeooo:rsid="001456f6" officeooo:paragraph-rsid="001456f6" style:font-weight-asian="bold" style:font-weight-complex="bold"/>
    </style:style>
    <style:style style:name="P3" style:family="paragraph" style:parent-style-name="Standard">
      <style:paragraph-properties fo:text-align="start" style:justify-single-word="false"/>
      <style:text-properties fo:font-weight="bold" officeooo:rsid="0014ef89" officeooo:paragraph-rsid="0014ef89" style:font-weight-asian="bold" style:font-weight-complex="bold"/>
    </style:style>
    <style:style style:name="P4" style:family="paragraph" style:parent-style-name="Standard">
      <style:paragraph-properties fo:text-align="start" style:justify-single-word="false"/>
      <style:text-properties fo:font-weight="bold" officeooo:rsid="001a20f9" officeooo:paragraph-rsid="001a20f9" style:font-weight-asian="bold" style:font-weight-complex="bold"/>
    </style:style>
    <style:style style:name="P5" style:family="paragraph" style:parent-style-name="Standard">
      <style:paragraph-properties fo:text-align="start" style:justify-single-word="false"/>
      <style:text-properties fo:font-weight="normal" officeooo:rsid="001456f6" officeooo:paragraph-rsid="001456f6" style:font-weight-asian="normal" style:font-weight-complex="normal"/>
    </style:style>
    <style:style style:name="P6" style:family="paragraph" style:parent-style-name="Standard">
      <style:paragraph-properties fo:text-align="start" style:justify-single-word="false"/>
      <style:text-properties fo:font-weight="normal" officeooo:rsid="0014ef89" officeooo:paragraph-rsid="0014ef89" style:font-weight-asian="normal" style:font-weight-complex="normal"/>
    </style:style>
    <style:style style:name="P7" style:family="paragraph" style:parent-style-name="Standard">
      <style:paragraph-properties fo:text-align="start" style:justify-single-word="false">
        <style:tab-stops>
          <style:tab-stop style:position="2.8244in"/>
        </style:tab-stops>
      </style:paragraph-properties>
      <style:text-properties fo:font-weight="normal" officeooo:rsid="0014ef89" officeooo:paragraph-rsid="0014ef89" style:font-weight-asian="normal" style:font-weight-complex="normal"/>
    </style:style>
    <style:style style:name="P8" style:family="paragraph" style:parent-style-name="Standard">
      <style:paragraph-properties fo:text-align="start" style:justify-single-word="false"/>
      <style:text-properties fo:font-weight="normal" officeooo:rsid="001eddf9" officeooo:paragraph-rsid="001eddf9" style:font-weight-asian="normal" style:font-weight-complex="normal"/>
    </style:style>
    <style:style style:name="P9" style:family="paragraph" style:parent-style-name="Standard">
      <style:paragraph-properties fo:text-align="start" style:justify-single-word="false"/>
      <style:text-properties fo:font-weight="normal" officeooo:rsid="0020d6b0" officeooo:paragraph-rsid="0020d6b0" style:font-weight-asian="normal" style:font-weight-complex="normal"/>
    </style:style>
    <style:style style:name="P10" style:family="paragraph" style:parent-style-name="Standard">
      <style:paragraph-properties fo:text-align="start" style:justify-single-word="false"/>
      <style:text-properties fo:font-weight="normal" officeooo:rsid="002229d6" officeooo:paragraph-rsid="002229d6" style:font-weight-asian="normal" style:font-weight-complex="normal"/>
    </style:style>
    <style:style style:name="P11" style:family="paragraph" style:parent-style-name="Standard">
      <style:paragraph-properties fo:text-align="start" style:justify-single-word="false"/>
      <style:text-properties fo:font-weight="normal" officeooo:rsid="00227507" officeooo:paragraph-rsid="00227507" style:font-weight-asian="normal" style:font-weight-complex="normal"/>
    </style:style>
    <style:style style:name="T1" style:family="text">
      <style:text-properties officeooo:rsid="0014ef89"/>
    </style:style>
    <style:style style:name="T2" style:family="text">
      <style:text-properties officeooo:rsid="0015504c"/>
    </style:style>
    <style:style style:name="T3" style:family="text">
      <style:text-properties officeooo:rsid="0016f65d"/>
    </style:style>
    <style:style style:name="T4" style:family="text">
      <style:text-properties officeooo:rsid="00172313"/>
    </style:style>
    <style:style style:name="T5" style:family="text">
      <style:text-properties officeooo:rsid="0020d6b0"/>
    </style:style>
    <style:style style:name="T6" style:family="text">
      <style:text-properties officeooo:rsid="002124d3"/>
    </style:style>
    <style:style style:name="T7" style:family="text">
      <style:text-properties fo:font-style="italic" style:font-style-asian="italic" style:font-style-complex="italic"/>
    </style:style>
    <style:style style:name="T8" style:family="text">
      <style:text-properties fo:font-style="italic" officeooo:rsid="002355c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7507" style:font-style-asian="normal" style:font-style-complex="normal"/>
    </style:style>
    <style:style style:name="T11" style:family="text">
      <style:text-properties fo:font-style="normal" officeooo:rsid="0023d33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ship game.</text:p>
      <text:p text:style-name="P2">1. Game rule.</text:p>
      <text:p text:style-name="P2">2. Idea.</text:p>
      <text:p text:style-name="P5">With a status of the board, calculate the probability of hit chance (the cell belongs to one of the ships) when you shoot in the cell. Then we choose to shoot one with highest probability.</text:p>
      <text:p text:style-name="P5">However, the calculation of actual probability is too complicated, so we define new way of representing our chance of successful hit.</text:p>
      <text:p text:style-name="P2">3. New function</text:p>
      <text:p text:style-name="P5">In a state of the board, each cell has a score defined as:</text:p>
      <text:p text:style-name="P5"><text:tab/>-1 if it is shot and the result is missed.</text:p>
      <text:p text:style-name="P5"><text:tab/>-1 if it belongs to a destroyed ship.</text:p>
      <text:p text:style-name="P5"><text:tab/>X <text:span text:style-name="T1">otherwise.</text:span></text:p>
      <text:p text:style-name="P7"><text:span text:style-name="T2">How t</text:span>he value of x is calculated.</text:p>
      <text:p text:style-name="P6"><text:tab/><text:span text:style-name="T2">With a particular ship and position: calculate the score s = 35^k, where k is number of shot cell with hit result and not belongs to a destroyed ship. The score of every cell that the ship lies on is increased by s. s is 0 if we can’t place the ship into that position.</text:span></text:p>
      <text:p text:style-name="P6"><text:tab/><text:span text:style-name="T3">The score of cell (x,y) X is the total score s you have for every way you can place a ship lying over that cell (x,y)</text:span></text:p>
      <text:p text:style-name="P3">4. <text:span text:style-name="T4">Why the score is the power of 25?</text:span></text:p>
      <text:p text:style-name="P8">In practice, we are more interested in those ship’s position that covers one or more “hit” shoot than those we have not tried yet, so every “hit” cell covered, more score should be added. That is why I think of the geometric sequence.</text:p>
      <text:p text:style-name="P8">After running and analyzing all the base from 2 to 35 with more than 1000 games, I found that 25 had lowest percentages of losing. So I go with 25.</text:p>
      <text:p text:style-name="P4">5. <text:span text:style-name="T5">Compile and run.</text:span></text:p>
      <text:p text:style-name="P9">This project is written in Java using Eclipse IDE.</text:p>
      <text:p text:style-name="P9"><text:span text:style-name="T6">The</text:span> jar file consists of all required files for execution.</text:p>
      <text:p text:style-name="P10">Run the jar file with command <text:span text:style-name="T7">java -jar Batteship.jar</text:span><text:span text:style-name="T9">.</text:span></text:p>
      <text:p text:style-name="P10"><text:span text:style-name="T9">You will input </text:span><text:span text:style-name="T11">your cse login and</text:span><text:span text:style-name="T9"> number of game</text:span><text:span text:style-name="T11">s</text:span><text:span text:style-name="T9"> you want to play, then the program automatically interacts </text:span><text:span text:style-name="T10">wit</text:span><text:span text:style-name="T9">h the sever and plays the games.</text:span></text:p>
      <text:p text:style-name="P11"><text:span text:style-name="T9">You can watch the process and result in the console window. More detailed report including game ID, use login, and list of moves and their verdicts for each game is included in </text:span><text:span text:style-name="T8">logXML.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3:24:41.304409369</meta:creation-date>
    <dc:date>2017-04-27T17:30:43.444020397</dc:date>
    <meta:editing-duration>PT1H2M12S</meta:editing-duration>
    <meta:editing-cycles>15</meta:editing-cycles>
    <meta:generator>LibreOffice/5.1.6.2$Linux_X86_64 LibreOffice_project/10m0$Build-2</meta:generator>
    <meta:document-statistic meta:table-count="0" meta:image-count="0" meta:object-count="0" meta:page-count="1" meta:paragraph-count="22" meta:word-count="360" meta:character-count="1876" meta:non-whitespace-character-count="1533"/>
  </office:meta>
</office:document-meta>
</file>